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left="0.5in" fo:margin-right="0in" fo:margin-top="0in" fo:margin-bottom="0in" loext:contextual-spacing="false" fo:text-indent="0in" style:auto-text-indent="false"/>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Heading_20_2">
      <style:paragraph-properties fo:margin-top="0.25in" fo:margin-bottom="0.0835in" loext:contextual-spacing="false"/>
    </style:style>
    <style:style style:name="P5" style:family="paragraph" style:parent-style-name="Heading_20_1">
      <style:paragraph-properties fo:margin-top="0.278in" fo:margin-bottom="0.0835in" loext:contextual-spacing="false"/>
    </style:style>
    <style:style style:name="P6" style:family="paragraph" style:parent-style-name="Standard" style:list-style-name="WWNum2">
      <style:paragraph-properties fo:margin-left="0.5in" fo:margin-right="0in" fo:margin-top="0in" fo:margin-bottom="0in" loext:contextual-spacing="true" fo:text-indent="-0.25in" style:auto-text-indent="false"/>
    </style:style>
    <style:style style:name="P7" style:family="paragraph" style:parent-style-name="Standard" style:list-style-name="WWNum3">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7">
      <style:paragraph-properties fo:margin-left="0.5in" fo:margin-right="0in" fo:margin-top="0in" fo:margin-bottom="0in" loext:contextual-spacing="true" fo:text-indent="-0.25in" style:auto-text-indent="false"/>
    </style:style>
    <style:style style:name="P10" style:family="paragraph" style:parent-style-name="Standard" style:list-style-name="WWNum5">
      <style:paragraph-properties fo:margin-left="0.5in" fo:margin-right="0in" fo:margin-top="0in" fo:margin-bottom="0in" loext:contextual-spacing="true" fo:text-indent="-0.25in" style:auto-text-indent="false"/>
    </style:style>
    <style:style style:name="P11" style:family="paragraph" style:parent-style-name="Standard" style:list-style-name="WWNum6">
      <style:paragraph-properties fo:margin-left="0.5in" fo:margin-right="0in" fo:margin-top="0in" fo:margin-bottom="0in" loext:contextual-spacing="true" fo:text-indent="-0.25in" style:auto-text-indent="false"/>
    </style:style>
    <style:style style:name="P12" style:family="paragraph" style:parent-style-name="Standard" style:list-style-name="WWNum4">
      <style:paragraph-properties fo:margin-left="0.5in" fo:margin-right="0in" fo:margin-top="0in" fo:margin-bottom="0in" loext:contextual-spacing="true" fo:text-indent="-0.25in" style:auto-text-indent="false"/>
    </style:style>
    <style:style style:name="P13" style:family="paragraph" style:parent-style-name="Heading_20_1" style:master-page-name="Standard">
      <style:paragraph-properties fo:margin-top="0.278in" fo:margin-bottom="0.0835in" loext:contextual-spacing="false" style:page-number="1"/>
    </style:style>
    <style:style style:name="T1" style:family="text">
      <style:text-properties fo:font-style="italic" fo:font-weight="bold" style:font-style-asian="italic"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background-color="#ffff00" loext:char-shading-value="0"/>
    </style:style>
    <style:style style:name="T5" style:family="text">
      <style:text-properties fo:background-color="#cccccc" loext:char-shading-value="0"/>
    </style:style>
    <style:style style:name="T6"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pxpgbwm1hpdn"/>Overview</text:p>
      <text:p text:style-name="P1">What <text:span text:style-name="T1">A Thousand Faces of Adventure</text:span> communicates as its goals:</text:p>
      <text:list xml:id="list2081196039880929620" text:style-name="WWNum2">
        <text:list-item>
          <text:p text:style-name="P6">the website materials promote the game as a beginner-friendly, new-to-roleplaying game that merges modern board game design with classic adventure stories.</text:p>
        </text:list-item>
        <text:list-item>
          <text:p text:style-name="P6">the GM materials emphasize the importance of the Hero’s Journey.</text:p>
        </text:list-item>
        <text:list-item>
          <text:p text:style-name="P6">all materials emphasize the parallels between One Thousand Faces of Adventure and improv games.</text:p>
        </text:list-item>
      </text:list>
      <text:p text:style-name="P1"/>
      <text:p text:style-name="P1">The major points of interest and brilliance in the current design:</text:p>
      <text:list xml:id="list1533309073348776858" text:style-name="WWNum3">
        <text:list-item>
          <text:p text:style-name="P7">plotting adventure games explicitly along the cycle of the Hero’s Journey creates a meaningful tempo, and the model is popular enough that players will be intrigued by the idea.</text:p>
        </text:list-item>
        <text:list-item>
          <text:p text:style-name="P7">providing three different breakdown models (4-chapter, 8-chapter story circle, triple story circle with a return to a totally different world in the second cycle) is my favourite part of the game, providing GMs with clear ways to adapt and interpret the Hero’s Journey for different campaign lengths and pacing.</text:p>
        </text:list-item>
      </text:list>
      <text:p text:style-name="P1"/>
      <text:p text:style-name="P1">I wasn’t sure where to put this in the document, but one of my favourite Hero’s Journey model projects is this one by <text:a xlink:type="simple" xlink:href="https://www.weareneo.com/our-thoughts/take-heros-journey/" text:style-name="ListLabel_20_64" text:visited-style-name="ListLabel_20_64"><text:span text:style-name="T2">We Are Neo</text:span></text:a>. Have you seen it? Really beautiful and simple.</text:p>
      <text:p text:style-name="P5"><text:bookmark text:name="_1hnrsnxqzyny"/>Design Criticism</text:p>
      <text:p text:style-name="P1">Criticism of the overall mechanical flow of the game:</text:p>
      <text:list xml:id="list8683804700001030028" text:style-name="WWNum1">
        <text:list-item>
          <text:p text:style-name="P8">The game is highly <text:span text:style-name="T3">transactional</text:span> in its design, which can create stories that feel stale and procedural.</text:p>
        </text:list-item>
        <text:list-item>
          <text:p text:style-name="P8">The game has a large number of material components, that require fiddly manipulations which will slow the game down and increase the <text:span text:style-name="T3">cognitive load</text:span> for players.</text:p>
        </text:list-item>
        <text:list-item>
          <text:p text:style-name="P8">The game would benefit from <text:span text:style-name="T3">honing in on the heart of the game</text:span> (both mechanical and thematic), and challenging yourself to streamline or remove mechanics that don’t directly support that heart. Based on my own reading, I think the game would benefit from removing: <text:span text:style-name="T4">Critical Success, Critical Flip</text:span>, Blessings, Encumbrance, slot cards, the Bad Bank, <text:span text:style-name="T5">magic item charges</text:span>, <text:span text:style-name="T5">move levels</text:span>, using party power levels to buy stats for antagonists, anything involving <text:span text:style-name="T5">white-sided and black-sided</text:span> red cards. In a further section, I’ll include proposals on how to simplify or eliminate these elements without losing important narrative options.</text:p>
        </text:list-item>
        <text:list-item>
          <text:p text:style-name="P8">The text positions moves as something that the GM declares and ultimately resolves. The player flips the card, but isn’t even tasked with interpreting it - they are to show the results facing toward the GM so the GM can interpret it. This is quite different than a game like, say, Apocalypse World: players narrate, and the MC reflects (rather than declaring) that a move may have been triggered, with the player given a chance to either clarify or back up and revise; determinations on whether a move has been triggered are ultimately part of the conversation; players read out their own dice and total; players <text:soft-page-break/>typically choose results from a list, at which point the MC responds. The way that move resolution is explained in A Thousand Faces of Adventure feels more restrictive and less empowered. The balance of <text:span text:style-name="T3">narrative authority</text:span> seems heavily GM-skewed.</text:p>
        </text:list-item>
      </text:list>
      <text:p text:style-name="P2">✔[more collaborative tone “we’ll work through this together”]</text:p>
      <text:list xml:id="list114154126839145" text:continue-numbering="true" text:style-name="WWNum1">
        <text:list-item>
          <text:p text:style-name="P8">There are a number of overly-intricate rules that will routinely require referencing and processing to apply - for example, the rules for matching double green circles or green “R” circles to gain new moves during specific narrative junctures with the use of a downtime move is a non-intuitive and cognitively demanding structure. For this example, I wonder: what would be lost if the rule was simply “When you Study Under A Master, you can gain a new move - something that fits your journey and the story.”</text:p>
        </text:list-item>
        <text:list-item>
          <text:p text:style-name="P8">There are a number of incidental situational rules which will require players and GM to stop play and look things up in the book whenever the situation comes up - for example, the rule that green token cards do not generate green tokens in a flip if it is PVP combat.</text:p>
        </text:list-item>
      </text:list>
      <text:p text:style-name="P2">[frame the section with text that frames the fiction as what it is -- the GM moves regulate the resource-generation risk]</text:p>
      <text:list xml:id="list114155458937158" text:continue-numbering="true" text:style-name="WWNum1">
        <text:list-item>
          <text:p text:style-name="P8">The rule that players only receive a green token if the green token card is the one chosen to resolve the flip seems stingy, and unfortunate given that advantage/disadvantage don’t actually allow you to choose which card gets used to resolve a flip. It seems like “gain a green token if you flip a green token card” would be a better rule, with no caveats or special exceptions.</text:p>
        </text:list-item>
        <text:list-item>
          <text:p text:style-name="P8">The point-buy antagonist building rules feel needlessly economical and transactional, as well as creating lag time during exciting moments of confrontation. I think the game would benefit from having a stable of available characters, general guidelines on making your own, and worrying less about exact mechanical balance. For example, having a stable of: page boy, local guard, trained soldier, notorious thief, brigands on horses, a swamp troll, the restless dead, and a lich king. Having guidelines that give rough expectations for how to hand out stamina/stats/etc, and a suggestion to scale up a little bit for larger groups.</text:p>
        </text:list-item>
        <text:list-item>
          <text:p text:style-name="P8">The Good Bank and Bad Bank are theoretically interesting, but fall flat in terms of what they empower the GM to do. I dedicate a later section to their analysis.</text:p>
        </text:list-item>
      </text:list>
      <text:p text:style-name="P1"/>
      <text:p text:style-name="P1">But the most important concern I have with the current design:</text:p>
      <text:list xml:id="list139773057450032019" text:style-name="WWNum7">
        <text:list-item>
          <text:p text:style-name="P9">The game’s most interesting feature is its use of The Hero’s Journey as a structure and engine for play, but the non-GM players don’t interact with that structure in any meaningful way. It exists entirely on the GM-facing rules. For it to be the heart of the game, it should be something that everyone gets to interact with. (The text argues that choosing how to allocate damage as a player is a reflection of the Hero’s Journey, but I don’t see it as a meaningful connection.)</text:p>
        </text:list-item>
      </text:list>
      <text:p text:style-name="P1"/>
      <text:p text:style-name="P1">Naming and templating concerns include:</text:p>
      <text:list xml:id="list114154173358970" text:continue-list="list114155458937158" text:style-name="WWNum1">
        <text:list-item>
          <text:p text:style-name="P8">The suit symbols are neither familiar nor evocative, and as a result they increase cognitive load without payout. I didn’t begin to internalize the anchor/knob/crescent/dart progression until I’d read both the player guide and GM guide, and I still can’t recall their colour pairings. Either a more thematic set should be used, or a straightforward intuitive one (for example - one star, two star, three star, four star).</text:p>
        </text:list-item>
        <text:list-item>
          <text:p text:style-name="P8"><text:soft-page-break/>Red/Yellow/Blue/Green coding presents difficulties for colour-blind players. Since colour ranks are also paired with symbols, consider removing colour altogether to simplify (or keeping colour but never referencing it).</text:p>
        </text:list-item>
        <text:list-item>
          <text:p text:style-name="P8">The name “Deckahedron” is unwieldy, and will not make sense to most people who are new to roleplaying games (one of the stated target demographics).</text:p>
        </text:list-item>
        <text:list-item>
          <text:p text:style-name="P8">It seems like the name “One Thousand Faces of Adventure” is too long and unwieldy for even the designers to use - in each text, it is immediately substituted for the drifted acronym “1kfa.” This is also used as the site URL. If “One Thousand Faces of Adventure” can’t stand in its own right as the title of the game, it should be changed. I know the title is a play off Joseph Campbell’s classic text, but it seems to fall flat in this deployment. I would suggest picking something that is short, evocative, and informative about the subject matter of the game. To play off the hero’s journey cycle, possibilities might include: The Journey; Faces of Adventure; etc.</text:p>
        </text:list-item>
        <text:list-item>
          <text:p text:style-name="P8">✔The text has not been thoroughly updated through revisions, and conflicting titles and templating appear. For example - the game is often referred to as Deckahedron World.</text:p>
        </text:list-item>
        <text:list-item>
          <text:p text:style-name="P8">✔The GM Guide uses the term “dotard” at one point, in suggesting enemy power levels. This specific phrase, and the overall framing of age &amp; mental health status as determining a person’s capacity, read as unfortunately ableist.</text:p>
        </text:list-item>
        <text:list-item>
          <text:p text:style-name="P8">A common tone should be set for move titles, so that they feel coherent and support the overall tone of play. A name like “goreography” seems like a tonal mis-match for telling stories like The Hobbit or The Force Awakens, and feels juvenile to say out loud.</text:p>
        </text:list-item>
      </text:list>
      <text:p text:style-name="P3"/>
      <text:p text:style-name="P3">Stylistic writing concerns include:</text:p>
      <text:list xml:id="list7818623137482440374" text:style-name="WWNum5">
        <text:list-item>
          <text:p text:style-name="P10">Splitting the game into three separate texts means that information is often repeated, scattered, conflicting, or appears outside of an appropriate learning flow.</text:p>
        </text:list-item>
        <text:list-item>
          <text:p text:style-name="P10">The text(s) have a recurring issue with <text:span text:style-name="T3">forward referencing</text:span>: referring to the workings of a mechanic or concept that has not yet been introduced. This is exacerbated by splitting the game into separate texts: the bad bank is frequently referenced but never explained in the player guide.</text:p>
        </text:list-item>
        <text:list-item>
          <text:p text:style-name="P10">While the player guide opens with a “Welcome to Roleplaying” section, it does not really provide overview of the mechanical and narrative flow of the game. New concepts and mechanics “pop up” unexpectedly as one progresses through the text, and feel less integrated and integral to the game as a result.</text:p>
        </text:list-item>
        <text:list-item>
          <text:p text:style-name="P10">The text lacks a sense of intuitive and integrated flow: following an overview, concepts emerging concentrically and leading organically into the next. The text feels scattered.</text:p>
        </text:list-item>
      </text:list>
      <text:p text:style-name="P3"/>
      <text:p text:style-name="P3">Other concerns and notes include:</text:p>
      <text:list xml:id="list514835959551354918" text:style-name="WWNum6">
        <text:list-item>
          <text:p text:style-name="P11">Sarrukan’s Chamber has elaborate and lengthy box text, which feels disproportionate for how long the tutorial is intended to last. It seems like a lot of work for a small learning payoff. It seems like a tutorial of this length should be more concise, getting to play/mechanics within three minutes. Alternately, by simplifying and streamlining some of the mechanics, and establishing a less transactional mechanical flow for the game, a tutorial may no longer be necessary: players can simply learn as they go.</text:p>
        </text:list-item>
        <text:list-item>
          <text:p text:style-name="P11">Building off the previous comment: the Home chapter of the game is perhaps a better way to gradually learn the mechanics than a stand-alone tutorial. The first chapter of the <text:soft-page-break/>Hero’s Journey provides clear grounds for starting from a place of simple characterization, and then layering in more mechanical prompts and adventure scenarios in an organic fashion.</text:p>
        </text:list-item>
      </text:list>
      <text:p text:style-name="P5"><text:bookmark text:name="_xa5zg4zd9o1x"/>Good Bank &amp; Bad Bank</text:p>
      <text:p text:style-name="P1">The Good Bank! The idea of the GM gaining points for hitting major plot points on the Hero’s Journey is really interesting. Being able to use them to affect the plot moving forward makes sense. But there are some ways I think the system could be improved.</text:p>
      <text:p text:style-name="P1"/>
      <text:p text:style-name="P1">I’ll start with terminology. I think “Good Bank” and “Good Bank points” are clunky and awkward names. I have a few suggestions for consideration: plot points, journey points, story points. Throughout this section, I’ll use the term “story points” so you can see how it reads.</text:p>
      <text:p text:style-name="P1"><text:line-break/>In terms of gaining story points, I think this gets at the question posed earlier: what is the mechanical and thematic heart of your game? One strong answer is moving through the Hero’s Journey structure, chapter by chapter, gaining story points by hitting iconic plot cues. So why restrict this to the domain of the GM alone? I think the game would benefit from having a Hero’s Journey chapter wheel which sits at the centre of the table, which notes the things that generate story points in each chapter, thus allowing all players to work toward these beats.</text:p>
      <text:p text:style-name="P1"><text:line-break/>There are two ways that you might approach implementing the “everyone works toward the story points” idea. The first is the simplest: there is a fixed number of points needed to advance beyond each chapter; the players want to earn the points so they can progress through the story, and the GM wants them to earn the points so that the GM has more currency. The second idea is a mutual-benefit one: every time a player hits a key plot point, they earn a green token and the GM earns a story point. I’d recommend having this altogether replace earning green tokens via flips, if you were to implement it. A combination of these two approaches (unlock story points to proceed, unlock story points to gain green tokens) could also work: at least one story point needs to be generated in each chapter before it can come to a close, and whenever a player generates a story point, they gain a green token!</text:p>
      <text:p text:style-name="P1"/>
      <text:p text:style-name="P1">In terms of spending story points, I think the least interesting option on the current list is the <text:span text:style-name="T5">flip-3 advantage</text:span>. It also undermines part of the spirit of the game: putting scrappy heroes in a dangerous situation and letting them find their own mettle and solutions. I would advise moving away from the “deus ex machina” fudge-the-odds tone, and toward one where these points can be spent to create new plots and interesting twists. If I were to redesign your list, it would be something like:</text:p>
      <text:list xml:id="list5568088540647102767" text:style-name="WWNum4">
        <text:list-item>
          <text:p text:style-name="P12"><text:span text:style-name="T6">An Unexpected Arrival!</text:span> A minor character arrives, just in time to save the day or spoil the plot. This could be a love interest mentioned in someone’s backstory, a local page boy from the last town, or a twice-crossed wizard from the savant isles. Their arrival changes an otherwise established fate, a victory or defeat.</text:p>
        </text:list-item>
        <text:list-item>
          <text:p text:style-name="P12"><text:span text:style-name="T6">Brought Back to Life!</text:span> One of the heroes of the group is resurrected.</text:p>
        </text:list-item>
        <text:list-item>
          <text:p text:style-name="P12"><text:span text:style-name="T6">More Powerful Than Ever!</text:span> A villain previously left for dead or driven from the land <text:soft-page-break/>returns, with a new twist and a personal vendetta.</text:p>
        </text:list-item>
        <text:list-item>
          <text:p text:style-name="P12"><text:span text:style-name="T6">A New Opportunity!</text:span> Introduce an opportunity, quest, or path forward as a result of the work that the heroes have done. After liberating the imprisoned dwarves of Reginald Keep, the gyrocopter pilot offers you a ride over the treacherous, impassible Cardis Mountains. After reuniting two lovers whose families separated them and forbid their love, they ask your help in escaping the duchy and eloping to Konda (past the scorched lands!).</text:p>
        </text:list-item>
        <text:list-item>
          <text:p text:style-name="P12"><text:span text:style-name="T6">A Heroic Spark!</text:span> The heroes have made an indelible mark on the life of someone they encountered, we see the seed of heroism planted in that individual. We know that their destiny is forever altered. (Think of the young boy sweeping at the end of The Last Jedi, a future practitioner and rebel in his own right)</text:p>
        </text:list-item>
        <text:list-item>
          <text:p text:style-name="P12"><text:span text:style-name="T6">A Place Transformed!</text:span> The shire enslaved. Narnia freed from relentless winter. A once-oppressed hamlet now rebuilding and revitalized. A lich king’s castle repurposed as a friendly settlement. With this token, somewhere previously visited is now magnificently and symbolically changed.</text:p>
        </text:list-item>
      </text:list>
      <text:p text:style-name="P1"/>
      <text:p text:style-name="P1">This redesigned list emphasizes seeing the ways that the heroes have impacted the fantastical world around them, and also the ways that transformation and cycles lay at the heart of the journey.</text:p>
      <text:p text:style-name="P1"/>
      <text:p text:style-name="P1">While I think that the Good Bank is a really compelling idea, drawing power from the arc of the hero’s journey and expending that power to twist the plot along the way, I think that the Bad Bank isn’t doing a lot in this design. The points being generated on a single check is elegant (some success, but bad things brewing in the future!), but the way that the Bad Bank points are spent to beef up antagonists and negatives seems flat. It seems like the Bad Bank could be cut entirely and the design would be better for it. This dovetails with another suggestion that I have: eliminating the point-buy antagonist building, and replacing it with a simple stable of antagonists and rough guidelines for creating your own.</text:p>
      <text:p text:style-name="P5"><text:bookmark text:name="_q576bjggrsue"/>Some Design Possibilities</text:p>
      <text:p text:style-name="P1"/>
      <text:p text:style-name="P4"><text:bookmark text:name="_vzzhfxijlumx"/>Encumbrance / Slot Cards</text:p>
      <text:p text:style-name="P1">The Hero’s Journey doesn’t usually reflect on what it means to carry things, to be physically burdened along a journey and need to make resource conservation choices. And the text of A Thousand Faces of Adventure doesn’t make a clear case for their importance to the story (or the mechanics) either. So I’d suggest simplifying and pairing down these mechanics, to reduce the number of components on the table as well as removing a layer of mechanics.</text:p>
      <text:p text:style-name="P1"/>
      <text:p text:style-name="P1">A proposed alternate system:</text:p>
      <text:p text:style-name="P1"><text:line-break/>Each character can have 3 Items and 3 Pack. There is no need to have slot cards, because <text:soft-page-break/>players can easily remember this: 3 Items and 3 Pack. Some items (like Heavy Armour) say “this counts as two Items” on the card.</text:p>
      <text:p text:style-name="P1"/>
      <text:p text:style-name="P1">Wealth can be accounted for through the Pack. An adventurer might have shabby means, moderate means, or even enough coin to entertain a sophisticated palette at the better inns: none of these need to be tracked. But “A Satchel of Gold Coins” or “Considerable Wealth” or “Three Fire-Eye Rubies” could be a Pack card. Something like “A Large Chest of Gold” could be a Pack card that stated “this counts as two Pack.”</text:p>
      <text:p text:style-name="P1"/>
      <text:p text:style-name="P1">Rather than tracking Encumbrance as a numerical value for purposes like Pick Pockets, the GM is invited to refer to fictional positioning: does it make sense that someone could do that move uninhibited, or are they burdened by having too many possessions in tow? If the latter, the GM can pose the dilemma: “You’re weighed down and jangling because of all your belongings. Do you ditch some of them in order to move silently and fluidly, or carry forward with a Disadvantage?”</text:p>
      <text:p text:style-name="P1"/>
      <text:p text:style-name="P1">This system cuts out the need for Slot cards and the Encumbrance system.</text:p>
      <text:p text:style-name="P4"><text:bookmark text:name="_hsozr8m2c4f3"/>The Deckahedron</text:p>
      <text:p text:style-name="P1">This is a cluster of interrelated suggestions.</text:p>
      <text:p text:style-name="P1"/>
      <text:p text:style-name="P1">The Deckahedron is in desperate want of a different title: something less clunky and brand-like. Given the themes of the game and the current layout, something like The Wheel Of Fate might be appropriate. Alternately, simply calling it “the deck.”</text:p>
      <text:p text:style-name="P1"/>
      <text:p text:style-name="P1">The four suits are non-intuitive and non-distinctive. The suits chosen should be intuitive, familiar, and/or evocative. They also need to be ranked, based on your system. I would suggest replacing the suits with star rankings: * / ** / *** / ****. This keeps the whole thing intuitive and fast-moving.</text:p>
      <text:p text:style-name="P1"/>
      <text:p text:style-name="P1">The Critical Success &amp; Critical Flip rules seem like unnecessary additions which will increase the cognitive load on players, as well as demanding a pause to the action to explain how the card works the first several times it is flipped. I would suggest cutting the special rules tied to a Critical Success. The same for Blessings.</text:p>
      <text:p text:style-name="P1"/>
      <text:p text:style-name="P1">That said, I get the appeal of having a special, rare card that feels exciting to flip - the rush of “oh my gosh, a critical success!” Having a special card design that calls out the feeling of a critical success on the triple-checkmarks-all-round card would likely capture that without needing extra rules enacted.</text:p>
      <text:p text:style-name="P1"/>
      <text:p text:style-name="P1">I would suggest cutting the special stamina markers from some cards, and removing the “heroic mode” stamina. These rules seem needlessly fiddly, and cutting down on the density of visual cues on the cards will allow for more seamless play.</text:p>
      <text:p text:style-name="P1"><text:soft-page-break/></text:p>
      <text:p text:style-name="P1">On the topic of green tokens: if you have cards which generate green tokens, they should work whenever you flip the card. In a game where the “flip” is so important, the flip should be what gets you the green token. There should be no special conditions where the green token is withheld, such as PVP combat. You flip a green token, you get a green token. Now… with that said, one of the suggestions I made about the Good Bank is that maybe green token generation could be moved off cards, and tied to generating story points on the Hero’s Journey. So maybe this whole paragraph is moot!</text:p>
      <text:p text:style-name="P4"><text:bookmark text:name="_spb0ru25s23"/>Stamina / Harm / Wounds</text:p>
      <text:p text:style-name="P1">I like the idea of trading stamina loss for wounds, and generally the resource management of damage. But the current system seems overly fiddly and component-heavy. It involves two conversion options, the introduction of Wound cards, and three different types of tokens. It takes five pages to explain, and involves five phases. It’s a bit byzantine!</text:p>
      <text:p text:style-name="P1"/>
      <text:p text:style-name="P1">A simple streamlining option would be as follows:</text:p>
      <text:p text:style-name="P1"/>
      <text:p text:style-name="P1">When you are hit with an attack, it has an attack power. You put that many cards off the top of your deck into the Exhaustion Pile, representing how much energy it takes to duck, weave, brace, block, and ward off attacks. If the Exhaustion Pile ever reaches 10 cards, you are incapacitated. After that, your fate is up to the GM.</text:p>
      <text:p text:style-name="P1"/>
      <text:p text:style-name="P1">Whenever you’re hit with an attack, you can alternately choose to be Wounded. No matter what the attack power was, you only put one card into the Exhaustion Pile. But then you stick a Wound Token on top of the pile. If you already had a Wound Token on the pile, then this injury is going to be permanent! In addition to adding a Wound Token to the pile, you gain a Lasting Injury card and add it to your deck (this happens in One-Shots or Campaigns).</text:p>
      <text:p text:style-name="P1"/>
      <text:p text:style-name="P1">Normally, Resting (etc) will remove all the cards from your Exhaustion Pile.</text:p>
      <text:p text:style-name="P1"/>
      <text:p text:style-name="P1">But if you’re Wounded (ie. you have Wound Tokens on the pile), resting will only do so much good - you can only remove a single card from the Exhaustion Pile. You’ll need to Seek Care, or otherwise come up with a way to remove your Wound Tokens, before you can really benefit from rest and gentle self-care.</text:p>
      <text:p text:style-name="P1"/>
      <text:p text:style-name="P1">Moves:</text:p>
      <text:p text:style-name="P1"><text:line-break/><text:span text:style-name="T6">Resting</text:span>: Take all of the cards in your Exhaustion Pile, and move them to your Discard Pile. If you are Wounded, instead take only a single card from your Exhaustion Pile and move it.</text:p>
      <text:p text:style-name="P1"/>
      <text:p text:style-name="P1"><text:span text:style-name="T6">Seek Care</text:span>: Describe your healing experience, and the care that you are offered. Remove up to two Wound Tokens, or three if this is a powerful healer or magical force beyond compare. If you have time, you may rest.</text:p>
      <text:p text:style-name="P1"><text:soft-page-break/></text:p>
      <text:p text:style-name="P1">The only way to treat a Lasting Injury and remove the Lasting Injury card from your deck is to return home after the completion of a hero’s journey and rest for a good long time.</text:p>
      <text:p text:style-name="P1"/>
      <text:p text:style-name="P1">This proposed system would cut out a number of game terms (including stamina), go down from 3 types of tokens to 1, eliminate the need for conversion ratios, and cut down on mechanical complexity without losing the interesting decision point. Players would still be faced with “do I lose this many stamina points, or get harmed in a more serious way?” decision point, and there would still be a card that got added to decks reflecting serious and ongoing inju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3-17T11:41:53.936503771</dc:date>
    <meta:editing-duration>PT43M49S</meta:editing-duration>
    <meta:editing-cycles>1</meta:editing-cycles>
    <meta:document-statistic meta:table-count="0" meta:image-count="0" meta:object-count="0" meta:page-count="8" meta:paragraph-count="82" meta:word-count="3618" meta:character-count="21037" meta:non-whitespace-character-count="17531"/>
  </office:meta>
</office:document-meta>
</file>